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0.25cm" fo:min-width="8.2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5.75cm" fo:min-width="9.7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25cm" fo:min-width="2.504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2.504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4.75cm" fo:min-width="2.5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25cm" fo:min-width="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9.25cm" fo:min-width="2.5cm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5.75cm" fo:min-width="21.5cm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0.25cm" fo:min-width="11.514cm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cm" svg:x="5.25cm" svg:y="19.75cm">
          <text:p/>
          <draw:enhanced-geometry svg:viewBox="0 0 21600 21600" draw:text-areas="0 ?f0 ?f5 ?f2" draw:type="right-arrow" draw:modifiers="19872.1727827217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0.25cm" svg:height="6cm" svg:x="15.2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5.75cm" svg:y="16cm">
          <text:p text:style-name="P3">2M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5.75cm" svg:y="17.5cm">
          <text:p text:style-name="P3">2M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66cm" svg:height="0.962cm" svg:x="17.25cm" svg:y="14.5cm">
          <draw:text-box>
            <text:p>Device 3</text:p>
          </draw:text-box>
        </draw:frame>
        <draw:custom-shape draw:style-name="gr5" draw:text-style-name="P5" draw:layer="layout" svg:width="3.75cm" svg:height="1cm" svg:x="18.25cm" svg:y="17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3.75cm" svg:height="1cm" svg:x="12.002cm" svg:y="16.2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3.75cm" svg:height="1cm" svg:x="12.002cm" svg:y="17.7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3cm" svg:height="5cm" svg:x="22cm" svg:y="16cm">
          <text:p text:style-name="P3">Device</text:p>
          <text:p text:style-name="P3">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cm" svg:height="1.5cm" svg:x="15.75cm" svg:y="19.5cm">
          <text:p text:style-name="P3">32KB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5cm" svg:height="1cm" svg:x="18.25cm" svg:y="19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3cm" svg:height="9.5cm" svg:x="9cm" svg:y="15.5cm">
          <text:p text:style-name="P3">Main</text:p>
          <text:p text:style-name="P3">Memory</text:p>
          <text:p text:style-name="P3">Control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2cm" svg:height="6cm" svg:x="3.5cm" svg:y="5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2cm" svg:height="0.962cm" svg:x="11.75cm" svg:y="4.75cm">
          <draw:text-box>
            <text:p>Processor Board</text:p>
          </draw:text-box>
        </draw:frame>
        <draw:custom-shape draw:style-name="gr6" draw:text-style-name="P3" draw:layer="layout" svg:width="3.75cm" svg:height="1cm" draw:transform="rotate (1.56695660244051) translate (10cm 15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15cm" svg:height="1cm" draw:transform="rotate (1.56695660244051) translate (4.457cm 26.746cm)">
          <text:p/>
          <draw:enhanced-geometry svg:viewBox="0 0 21600 21600" draw:text-areas="?f5 ?f1 ?f6 ?f3" draw:type="left-right-arrow" draw:modifiers="1383.74775014999 3884.115884115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3000 6000" svg:d="M1500 0l1500 3000-1500 3000-1500-3000z"/>
    <draw:marker draw:name="Arrowheads_20_4" draw:display-name="Arrowheads 4" svg:viewBox="0 -3000 3000 3000" svg:d="M1500 0l1500-2789v-211h-114l-1286 2392v-2392h-200v2392l-1286-2392h-114v211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9T15:27:20.019000000</meta:creation-date>
    <dc:date>2025-01-09T21:02:08.207000000</dc:date>
    <meta:editing-duration>PT3H13M6S</meta:editing-duration>
    <meta:editing-cycles>2</meta:editing-cycles>
    <meta:generator>LibreOffice/7.3.4.2$Windows_X86_64 LibreOffice_project/728fec16bd5f605073805c3c9e7c4212a0120dc5</meta:generator>
    <meta:document-statistic meta:object-count="16"/>
  </office:meta>
</office:document-meta>
</file>